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install curl</text:p>
      <text:p text:style-name="Standard"><text:s text:c="3"/>93 <text:s/>curl https://sherlock-holm.es/stories/plain-text/scan.txt &gt;&gt;book.txt</text:p>
      <text:p text:style-name="Standard"><text:s text:c="3"/>94 <text:s/>wc -l book.txt</text:p>
      <text:p text:style-name="Standard"><text:s text:c="3"/>95 <text:s/>grep Scandivinia book.txt</text:p>
      <text:p text:style-name="Standard"><text:s text:c="3"/>96 <text:s/>grep Scandinavia book.txt</text:p>
      <text:p text:style-name="Standard"><text:s text:c="3"/>97 <text:s/>grep CHAPTER book.txt</text:p>
      <text:p text:style-name="Standard"><text:s text:c="3"/>98 <text:s/>grep -n CHAPTER book.txt | head -2</text:p>
      <text:p text:style-name="Standard"><text:s text:c="3"/>99 <text:s/>grep -n CHAPTER book.txt | head -1</text:p>
      <text:p text:style-name="Standard"><text:s text:c="2"/>100 <text:s/>head -10 book.txt&gt;book2.txt</text:p>
      <text:p text:style-name="Standard"><text:s text:c="2"/>101 <text:s/>sed -n '34,44p' book.txt &gt; book2.txt</text:p>
      <text:p text:style-name="Standard"><text:s text:c="2"/>102 <text:s/>cat book2.txt</text:p>
      <text:p text:style-name="Standard"/>
      <text:p text:style-name="Standard">i1536@it002030:~$ curl https://sherlock-holm.es/stories/plain-text/scan.txt &gt;&gt;book.txt</text:p>
      <text:p text:style-name="Standard"><text:s text:c="2"/>% Total <text:s text:c="3"/>% Received % Xferd <text:s/>Average Speed <text:s text:c="2"/>Time <text:s text:c="3"/>Time <text:s text:c="4"/>Time <text:s/>Current</text:p>
      <text:p text:style-name="Standard"><text:s text:c="33"/>Dload <text:s/>Upload <text:s text:c="2"/>Total <text:s text:c="2"/>Spent <text:s text:c="3"/>Left <text:s/>Speed</text:p>
      <text:p text:style-name="Standard">100 51437 <text:s/>100 51437 <text:s text:c="3"/>0 <text:s text:c="4"/>0 <text:s/>49649 <text:s text:c="5"/>0 <text:s/>0:00:01 <text:s/>0:00:01 --:--:-- 49649</text:p>
      <text:p text:style-name="Standard">i1536@it002030:~$ wc -l book.txt</text:p>
      <text:p text:style-name="Standard">1157 book.txt</text:p>
      <text:p text:style-name="Standard">i1536@it002030:~$ grep Scandivinia book.txt</text:p>
      <text:p text:style-name="Standard">i1536@it002030:~$ grep Scandinavia book.txt</text:p>
      <text:p text:style-name="Standard"><text:s text:c="5"/>of Scandinavia. You may know the strict principles of her family. She</text:p>
      <text:p text:style-name="Standard">i1536@it002030:~$ grep CHAPTER book.txt</text:p>
      <text:p text:style-name="Standard"><text:s text:c="10"/>CHAPTER I</text:p>
      <text:p text:style-name="Standard"><text:s text:c="10"/>CHAPTER II</text:p>
      <text:p text:style-name="Standard"><text:s text:c="10"/>CHAPTER III</text:p>
      <text:p text:style-name="Standard">i1536@it002030:~$ grep -n CHAPTER book.txt | head -2</text:p>
      <text:p text:style-name="Standard">34: <text:s text:c="9"/>CHAPTER I</text:p>
      <text:p text:style-name="Standard">509: <text:s text:c="9"/>CHAPTER II</text:p>
      <text:p text:style-name="Standard">i1536@it002030:~$ grep -n CHAPTER book.txt | head -1</text:p>
      <text:p text:style-name="Standard">34: <text:s text:c="9"/>CHAPTER I</text:p>
      <text:p text:style-name="Standard">i1536@it002030:~$ head -10 book.txt&gt;book2.txt</text:p>
      <text:p text:style-name="Standard">i1536@it002030:~$ sed -n '34,44p' book.txt &gt; book2.txt</text:p>
      <text:p text:style-name="Standard">i1536@it002030:~$ cat book2.txt</text:p>
      <text:p text:style-name="Standard"><text:s text:c="10"/>CHAPTER I</text:p>
      <text:p text:style-name="Standard"/>
      <text:p text:style-name="Standard"/>
      <text:p text:style-name="Standard"/>
      <text:p text:style-name="Standard"><text:s text:c="5"/>To Sherlock Holmes she is always the woman. I have seldom heard him</text:p>
      <text:p text:style-name="Standard"><text:s text:c="5"/>mention her under any other name. In his eyes she eclipses and</text:p>
      <text:p text:style-name="Standard"><text:s text:c="5"/>predominates the whole of her sex. It was not that he felt any</text:p>
      <text:p text:style-name="Standard"><text:s text:c="5"/>emotion akin to love for Irene Adler. All emotions, and that one</text:p>
      <text:p text:style-name="Standard"><text:s text:c="5"/>particularly, were abhorrent to his cold, precise but admirably</text:p>
      <text:p text:style-name="Standard"><text:s text:c="5"/>balanced mind. He was, I take it, the most perfect reasoning and</text:p>
      <text:p text:style-name="Standard"><text:s text:c="5"/>observing machine that the world has seen, but as a lover he would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05T11:35:32.271945833</meta:creation-date>
    <dc:date>2021-10-05T11:39:46.294749674</dc:date>
    <meta:editing-duration>PT1M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40" meta:word-count="251" meta:character-count="1816" meta:non-whitespace-character-count="1389"/>
  </office:meta>
</office:document-meta>
</file>